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3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4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4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5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5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5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5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5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5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5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5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6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6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6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6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6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6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6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6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7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7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7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7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7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7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7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7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keep-with-next="always" fo:margin-top="0.3333in" fo:margin-bottom="0.1666in" fo:line-height="104%"/>
      <style:text-properties style:font-name-complex="Calibri" fo:font-weight="bold" style:font-weight-asian="bold" fo:color="#008576" fo:font-size="12pt" style:font-size-asian="12pt"/>
    </style:style>
    <style:style style:name="P18" style:parent-style-name="Normální" style:family="paragraph">
      <style:paragraph-properties fo:margin-top="0.1388in" fo:margin-bottom="0.1388in" fo:line-height="104%"/>
      <style:text-properties style:font-name-complex="Calibri"/>
    </style:style>
    <style:style style:name="P19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20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style:font-name-complex="Calibri"/>
    </style:style>
    <style:style style:name="P21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style:font-name-complex="Calibri"/>
    </style:style>
    <style:style style:name="P22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style:font-name-complex="Calibri"/>
    </style:style>
    <style:style style:name="P23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style:font-name-complex="Calibri"/>
    </style:style>
    <style:style style:name="P24" style:parent-style-name="Normální" style:family="paragraph">
      <style:paragraph-properties fo:text-align="justify" fo:margin-top="0.1388in" fo:margin-bottom="0.1388in" fo:line-height="104%"/>
    </style:style>
    <style:style style:name="T25" style:parent-style-name="Standardnípísmoodstavce" style:family="text">
      <style:text-properties style:font-name-complex="Calibri"/>
    </style:style>
    <style:style style:name="T26" style:parent-style-name="Standardnípísmoodstavce" style:family="text">
      <style:text-properties style:font-name-complex="Calibri" fo:font-weight="bold" style:font-weight-asian="bold"/>
    </style:style>
    <style:style style:name="T27" style:parent-style-name="Standardnípísmoodstavce" style:family="text">
      <style:text-properties style:font-name-complex="Calibri" fo:font-weight="bold" style:font-weight-asian="bold"/>
    </style:style>
    <style:style style:name="T28" style:parent-style-name="Standardnípísmoodstavce" style:family="text">
      <style:text-properties style:font-name-complex="Calibri"/>
    </style:style>
    <style:style style:name="P29" style:parent-style-name="Normální" style:family="paragraph">
      <style:paragraph-properties fo:text-align="justify" fo:margin-top="0.1388in" fo:margin-bottom="0.1388in" fo:line-height="104%"/>
      <style:text-properties style:font-name-complex="Calibri" fo:font-weight="bold" style:font-weight-asian="bold"/>
    </style:style>
    <style:style style:name="P30" style:parent-style-name="Normální" style:family="paragraph">
      <style:paragraph-properties fo:text-align="justify" fo:margin-top="0.1388in" fo:margin-bottom="0.1388in" fo:line-height="104%"/>
    </style:style>
    <style:style style:name="T31" style:parent-style-name="Standardnípísmoodstavce" style:family="text">
      <style:text-properties style:font-name-complex="Calibri"/>
    </style:style>
    <style:style style:name="T32" style:parent-style-name="Standardnípísmoodstavce" style:family="text">
      <style:text-properties style:font-name-complex="Calibri" fo:font-weight="bold" style:font-weight-asian="bold"/>
    </style:style>
    <style:style style:name="T33" style:parent-style-name="Standardnípísmoodstavce" style:family="text">
      <style:text-properties style:font-name-complex="Calibri"/>
    </style:style>
    <style:style style:name="P34" style:parent-style-name="Normální" style:family="paragraph">
      <style:paragraph-properties fo:text-align="justify" fo:margin-top="0.1388in" fo:margin-bottom="0.1388in" fo:line-height="104%"/>
      <style:text-properties style:font-name-complex="Calibri" fo:font-weight="bold" style:font-weight-asian="bold"/>
    </style:style>
    <style:style style:name="P35" style:parent-style-name="Normální" style:family="paragraph">
      <style:paragraph-properties fo:text-align="justify" fo:margin-top="0.1388in" fo:margin-bottom="0.1388in" fo:line-height="104%"/>
      <style:text-properties style:font-name-complex="Calibri" fo:font-weight="bold" style:font-weight-asian="bold"/>
    </style:style>
    <style:style style:name="P36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37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38" style:parent-style-name="Standardnípísmoodstavce" style:family="text">
      <style:text-properties style:font-name-complex="Calibri" fo:font-weight="bold" style:font-weight-asian="bold"/>
    </style:style>
    <style:style style:name="T39" style:parent-style-name="Standardnípísmoodstavce" style:family="text">
      <style:text-properties style:font-name-complex="Calibri"/>
    </style:style>
    <style:style style:name="P40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41" style:parent-style-name="Standardnípísmoodstavce" style:family="text">
      <style:text-properties style:font-name-complex="Calibri"/>
    </style:style>
    <style:style style:name="T42" style:parent-style-name="Standardnípísmoodstavce" style:family="text">
      <style:text-properties style:font-name-complex="Calibri" fo:font-weight="bold" style:font-weight-asian="bold"/>
    </style:style>
    <style:style style:name="T43" style:parent-style-name="Standardnípísmoodstavce" style:family="text">
      <style:text-properties style:font-name-complex="Calibri"/>
    </style:style>
    <style:style style:name="T44" style:parent-style-name="Standardnípísmoodstavce" style:family="text">
      <style:text-properties style:font-name-complex="Calibri"/>
    </style:style>
    <style:style style:name="P45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46" style:parent-style-name="Standardnípísmoodstavce" style:family="text">
      <style:text-properties style:font-name-complex="Calibri" fo:font-weight="bold" style:font-weight-asian="bold"/>
    </style:style>
    <style:style style:name="T47" style:parent-style-name="Standardnípísmoodstavce" style:family="text">
      <style:text-properties style:font-name-complex="Calibri"/>
    </style:style>
    <style:style style:name="P48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49" style:parent-style-name="Standardnípísmoodstavce" style:family="text">
      <style:text-properties style:font-name-complex="Calibri"/>
    </style:style>
    <style:style style:name="T50" style:parent-style-name="Standardnípísmoodstavce" style:family="text">
      <style:text-properties style:font-name-complex="Calibri" fo:font-weight="bold" style:font-weight-asian="bold"/>
    </style:style>
    <style:style style:name="T51" style:parent-style-name="Standardnípísmoodstavce" style:family="text">
      <style:text-properties style:font-name-complex="Calibri" fo:font-weight="bold" style:font-weight-asian="bold"/>
    </style:style>
    <style:style style:name="T52" style:parent-style-name="Standardnípísmoodstavce" style:family="text">
      <style:text-properties style:font-name-complex="Calibri"/>
    </style:style>
    <style:style style:name="P53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54" style:parent-style-name="Standardnípísmoodstavce" style:family="text">
      <style:text-properties style:font-name-complex="Calibri" fo:font-weight="bold" style:font-weight-asian="bold"/>
    </style:style>
    <style:style style:name="T55" style:parent-style-name="Standardnípísmoodstavce" style:family="text">
      <style:text-properties style:font-name-complex="Calibri"/>
    </style:style>
    <style:style style:name="P56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57" style:parent-style-name="Normální" style:family="paragraph">
      <style:paragraph-properties fo:text-align="justify" fo:margin-top="0.1388in" fo:margin-bottom="0.1388in" fo:line-height="104%"/>
    </style:style>
    <style:style style:name="T58" style:parent-style-name="Standardnípísmoodstavce" style:family="text">
      <style:text-properties style:font-name-complex="Calibri"/>
    </style:style>
    <style:style style:name="T59" style:parent-style-name="Standardnípísmoodstavce" style:family="text">
      <style:text-properties style:font-name-complex="Calibri" fo:font-weight="bold" style:font-weight-asian="bold"/>
    </style:style>
    <style:style style:name="T60" style:parent-style-name="Standardnípísmoodstavce" style:family="text">
      <style:text-properties style:font-name-complex="Calibri"/>
    </style:style>
    <style:style style:name="T61" style:parent-style-name="Standardnípísmoodstavce" style:family="text">
      <style:text-properties style:font-name-complex="Calibri"/>
    </style:style>
    <style:style style:name="P62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63" style:parent-style-name="Standardnípísmoodstavce" style:family="text">
      <style:text-properties style:font-name-complex="Calibri"/>
    </style:style>
    <style:style style:name="T64" style:parent-style-name="Standardnípísmoodstavce" style:family="text">
      <style:text-properties style:font-name-complex="Calibri" fo:font-weight="bold" style:font-weight-asian="bold"/>
    </style:style>
    <style:style style:name="T65" style:parent-style-name="Standardnípísmoodstavce" style:family="text">
      <style:text-properties style:font-name-complex="Calibri"/>
    </style:style>
    <style:style style:name="P66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67" style:parent-style-name="Standardnípísmoodstavce" style:family="text">
      <style:text-properties style:font-name-complex="Calibri"/>
    </style:style>
    <style:style style:name="T68" style:parent-style-name="Standardnípísmoodstavce" style:family="text">
      <style:text-properties style:font-name-complex="Calibri" fo:font-weight="bold" style:font-weight-asian="bold"/>
    </style:style>
    <style:style style:name="T69" style:parent-style-name="Standardnípísmoodstavce" style:family="text">
      <style:text-properties style:font-name-complex="Calibri" fo:font-weight="bold" style:font-weight-asian="bold"/>
    </style:style>
    <style:style style:name="T70" style:parent-style-name="Standardnípísmoodstavce" style:family="text">
      <style:text-properties style:font-name-complex="Calibri"/>
    </style:style>
    <style:style style:name="P71" style:parent-style-name="Normální" style:family="paragraph">
      <style:paragraph-properties fo:text-align="justify" fo:margin-top="0.0833in" fo:margin-bottom="0.0833in" fo:margin-left="1in" fo:text-indent="-0.25in">
        <style:tab-stops>
          <style:tab-stop style:type="left" style:position="-0.6062in"/>
        </style:tab-stops>
      </style:paragraph-properties>
    </style:style>
    <style:style style:name="T72" style:parent-style-name="Standardnípísmoodstavce" style:family="text">
      <style:text-properties style:font-name-complex="Calibri"/>
    </style:style>
    <style:style style:name="T73" style:parent-style-name="Standardnípísmoodstavce" style:family="text">
      <style:text-properties style:font-name-complex="Calibri" fo:font-weight="bold" style:font-weight-asian="bold"/>
    </style:style>
    <style:style style:name="T74" style:parent-style-name="Standardnípísmoodstavce" style:family="text">
      <style:text-properties style:font-name-complex="Calibri"/>
    </style:style>
    <style:style style:name="T75" style:parent-style-name="Standardnípísmoodstavce" style:family="text">
      <style:text-properties style:font-name-complex="Calibri"/>
    </style:style>
    <style:style style:name="P76" style:parent-style-name="Normální" style:family="paragraph">
      <style:paragraph-properties fo:text-align="justify" fo:margin-top="0.0833in" fo:margin-bottom="0.0833in" fo:margin-left="1in" fo:text-indent="-0.25in">
        <style:tab-stops>
          <style:tab-stop style:type="left" style:position="-0.6062in"/>
        </style:tab-stops>
      </style:paragraph-properties>
    </style:style>
    <style:style style:name="T77" style:parent-style-name="Standardnípísmoodstavce" style:family="text">
      <style:text-properties style:font-name-complex="Calibri"/>
    </style:style>
    <style:style style:name="T78" style:parent-style-name="Standardnípísmoodstavce" style:family="text">
      <style:text-properties style:font-name-complex="Calibri" fo:font-weight="bold" style:font-weight-asian="bold"/>
    </style:style>
    <style:style style:name="T79" style:parent-style-name="Standardnípísmoodstavce" style:family="text">
      <style:text-properties style:font-name-complex="Calibri"/>
    </style:style>
    <style:style style:name="T80" style:parent-style-name="Standardnípísmoodstavce" style:family="text">
      <style:text-properties style:font-name-complex="Calibri"/>
    </style:style>
    <style:style style:name="P81" style:parent-style-name="Normální" style:family="paragraph">
      <style:paragraph-properties fo:text-align="justify" fo:margin-top="0.1388in" fo:margin-bottom="0.1388in" fo:line-height="104%"/>
    </style:style>
    <style:style style:name="T82" style:parent-style-name="Standardnípísmoodstavce" style:family="text">
      <style:text-properties style:font-name-complex="Calibri"/>
    </style:style>
    <style:style style:name="T83" style:parent-style-name="Standardnípísmoodstavce" style:family="text">
      <style:text-properties style:font-name-complex="Calibri" fo:font-weight="bold" style:font-weight-asian="bold"/>
    </style:style>
    <style:style style:name="T84" style:parent-style-name="Standardnípísmoodstavce" style:family="text">
      <style:text-properties style:font-name-complex="Calibri"/>
    </style:style>
    <style:style style:name="T85" style:parent-style-name="Standardnípísmoodstavce" style:family="text">
      <style:text-properties style:font-name-complex="Calibri"/>
    </style:style>
    <style:style style:name="P86" style:parent-style-name="Normální" style:family="paragraph">
      <style:paragraph-properties fo:text-align="justify" fo:margin-top="0.1388in" fo:margin-bottom="0.1388in" fo:line-height="104%"/>
      <style:text-properties style:font-name-complex="Calibri" fo:font-weight="bold" style:font-weight-asian="bold"/>
    </style:style>
    <style:style style:name="P87" style:parent-style-name="Normální" style:family="paragraph">
      <style:paragraph-properties fo:text-align="justify" fo:margin-top="0.1388in" fo:margin-bottom="0.1388in" fo:line-height="104%"/>
    </style:style>
    <style:style style:name="T88" style:parent-style-name="Standardnípísmoodstavce" style:family="text">
      <style:text-properties style:font-name-complex="Calibri"/>
    </style:style>
    <style:style style:name="T89" style:parent-style-name="Standardnípísmoodstavce" style:family="text">
      <style:text-properties style:font-name-complex="Calibri" fo:font-weight="bold" style:font-weight-asian="bold"/>
    </style:style>
    <style:style style:name="T90" style:parent-style-name="Standardnípísmoodstavce" style:family="text">
      <style:text-properties style:font-name-complex="Calibri"/>
    </style:style>
    <style:style style:name="T91" style:parent-style-name="Standardnípísmoodstavce" style:family="text">
      <style:text-properties style:font-name-complex="Calibri"/>
    </style:style>
    <style:style style:name="P92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93" style:parent-style-name="Standardnípísmoodstavce" style:family="text">
      <style:text-properties style:font-name-complex="Calibri"/>
    </style:style>
    <style:style style:name="T94" style:parent-style-name="Standardnípísmoodstavce" style:family="text">
      <style:text-properties style:font-name-complex="Calibri" fo:font-weight="bold" style:font-weight-asian="bold"/>
    </style:style>
    <style:style style:name="T95" style:parent-style-name="Standardnípísmoodstavce" style:family="text">
      <style:text-properties style:font-name-complex="Calibri"/>
    </style:style>
    <style:style style:name="P96" style:parent-style-name="Normální" style:family="paragraph">
      <style:paragraph-properties fo:text-align="justify" fo:margin-top="0.0833in" fo:margin-bottom="0.0833in" fo:margin-left="1in" fo:text-indent="-0.25in">
        <style:tab-stops>
          <style:tab-stop style:type="left" style:position="-0.6062in"/>
        </style:tab-stops>
      </style:paragraph-properties>
    </style:style>
    <style:style style:name="T97" style:parent-style-name="Standardnípísmoodstavce" style:family="text">
      <style:text-properties style:font-name-complex="Calibri"/>
    </style:style>
    <style:style style:name="T98" style:parent-style-name="Standardnípísmoodstavce" style:family="text">
      <style:text-properties style:font-name-complex="Calibri" fo:font-weight="bold" style:font-weight-asian="bold"/>
    </style:style>
    <style:style style:name="T99" style:parent-style-name="Standardnípísmoodstavce" style:family="text">
      <style:text-properties style:font-name-complex="Calibri"/>
    </style:style>
    <style:style style:name="T100" style:parent-style-name="Standardnípísmoodstavce" style:family="text">
      <style:text-properties style:font-name-complex="Calibri"/>
    </style:style>
    <style:style style:name="P101" style:parent-style-name="Normální" style:family="paragraph">
      <style:paragraph-properties fo:text-align="justify" fo:margin-top="0.0833in" fo:margin-bottom="0.0833in" fo:margin-left="1in" fo:text-indent="-0.25in">
        <style:tab-stops>
          <style:tab-stop style:type="left" style:position="-0.6062in"/>
        </style:tab-stops>
      </style:paragraph-properties>
    </style:style>
    <style:style style:name="T102" style:parent-style-name="Standardnípísmoodstavce" style:family="text">
      <style:text-properties style:font-name-complex="Calibri"/>
    </style:style>
    <style:style style:name="T103" style:parent-style-name="Standardnípísmoodstavce" style:family="text">
      <style:text-properties style:font-name-complex="Calibri" fo:font-weight="bold" style:font-weight-asian="bold"/>
    </style:style>
    <style:style style:name="T104" style:parent-style-name="Standardnípísmoodstavce" style:family="text">
      <style:text-properties style:font-name-complex="Calibri"/>
    </style:style>
    <style:style style:name="P105" style:parent-style-name="Normální" style:family="paragraph">
      <style:paragraph-properties fo:text-align="justify" fo:margin-top="0.1388in" fo:margin-bottom="0.1388in" fo:line-height="104%"/>
      <style:text-properties style:font-name-complex="Calibri" fo:font-weight="bold" style:font-weight-asian="bold"/>
    </style:style>
    <style:style style:name="P106" style:parent-style-name="Normální" style:family="paragraph">
      <style:paragraph-properties fo:text-align="justify" fo:margin-top="0.1388in" fo:margin-bottom="0.1388in" fo:line-height="104%"/>
    </style:style>
    <style:style style:name="T107" style:parent-style-name="Standardnípísmoodstavce" style:family="text">
      <style:text-properties style:font-name-complex="Calibri"/>
    </style:style>
    <style:style style:name="T108" style:parent-style-name="Standardnípísmoodstavce" style:family="text">
      <style:text-properties style:font-name-complex="Calibri" fo:font-weight="bold" style:font-weight-asian="bold"/>
    </style:style>
    <style:style style:name="T109" style:parent-style-name="Standardnípísmoodstavce" style:family="text">
      <style:text-properties style:font-name-complex="Calibri"/>
    </style:style>
    <style:style style:name="T110" style:parent-style-name="Standardnípísmoodstavce" style:family="text">
      <style:text-properties style:font-name-complex="Calibri"/>
    </style:style>
    <style:style style:name="T111" style:parent-style-name="Standardnípísmoodstavce" style:family="text">
      <style:text-properties style:font-name-complex="Calibri" fo:font-weight="bold" style:font-weight-asian="bold"/>
    </style:style>
    <style:style style:name="T112" style:parent-style-name="Standardnípísmoodstavce" style:family="text">
      <style:text-properties style:font-name-complex="Calibri"/>
    </style:style>
    <style:style style:name="P113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114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115" style:parent-style-name="Standardnípísmoodstavce" style:family="text">
      <style:text-properties style:font-name-complex="Calibri"/>
    </style:style>
    <style:style style:name="T116" style:parent-style-name="Standardnípísmoodstavce" style:family="text">
      <style:text-properties style:font-name-complex="Calibri" fo:font-style="italic" style:font-style-asian="italic"/>
    </style:style>
    <style:style style:name="T117" style:parent-style-name="Standardnípísmoodstavce" style:family="text">
      <style:text-properties style:font-name-complex="Calibri"/>
    </style:style>
    <style:style style:name="P118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style:font-name-complex="Calibri"/>
    </style:style>
    <style:style style:name="P119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style:font-name-complex="Calibri"/>
    </style:style>
    <style:style style:name="P120" style:parent-style-name="Normální" style:family="paragraph">
      <style:paragraph-properties fo:text-align="justify" fo:margin-top="0.0833in" fo:margin-bottom="0.0833in" fo:margin-left="1in" fo:text-indent="-0.25in">
        <style:tab-stops>
          <style:tab-stop style:type="left" style:position="-0.6062in"/>
        </style:tab-stops>
      </style:paragraph-properties>
      <style:text-properties style:font-name-complex="Calibri"/>
    </style:style>
    <style:style style:name="P121" style:parent-style-name="Normální" style:family="paragraph">
      <style:paragraph-properties fo:text-align="justify" fo:margin-top="0.0833in" fo:margin-bottom="0.0833in" fo:margin-left="1in" fo:text-indent="-0.25in">
        <style:tab-stops>
          <style:tab-stop style:type="left" style:position="-0.6062in"/>
        </style:tab-stops>
      </style:paragraph-properties>
      <style:text-properties style:font-name-complex="Calibri"/>
    </style:style>
    <style:style style:name="P122" style:parent-style-name="Normální" style:family="paragraph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style:font-name-complex="Calibri"/>
    </style:style>
    <style:style style:name="P123" style:parent-style-name="Normální" style:family="paragraph">
      <style:paragraph-properties fo:text-align="justify" fo:margin-top="0.1388in" fo:margin-bottom="0.1388in" fo:line-height="104%"/>
    </style:style>
    <style:style style:name="T124" style:parent-style-name="Standardnípísmoodstavce" style:family="text">
      <style:text-properties style:font-name-complex="Calibri"/>
    </style:style>
    <style:style style:name="T125" style:parent-style-name="Standardnípísmoodstavce" style:family="text">
      <style:text-properties style:font-name-complex="Calibri"/>
    </style:style>
    <style:style style:name="T126" style:parent-style-name="Standardnípísmoodstavce" style:family="text">
      <style:text-properties style:font-name-complex="Calibri"/>
    </style:style>
    <style:style style:name="T127" style:parent-style-name="Standardnípísmoodstavce" style:family="text">
      <style:text-properties style:font-name-complex="Calibri" fo:font-style="italic" style:font-style-asian="italic"/>
    </style:style>
    <style:style style:name="T128" style:parent-style-name="Standardnípísmoodstavce" style:family="text">
      <style:text-properties style:font-name-complex="Calibri"/>
    </style:style>
    <style:style style:name="T129" style:parent-style-name="Standardnípísmoodstavce" style:family="text">
      <style:text-properties style:font-name-complex="Calibri" fo:font-style="italic" style:font-style-asian="italic"/>
    </style:style>
    <style:style style:name="T130" style:parent-style-name="Standardnípísmoodstavce" style:family="text">
      <style:text-properties style:font-name-complex="Calibri"/>
    </style:style>
    <style:style style:name="T131" style:parent-style-name="Standardnípísmoodstavce" style:family="text">
      <style:text-properties style:font-name-complex="Calibri" fo:font-style="italic" style:font-style-asian="italic"/>
    </style:style>
    <style:style style:name="T132" style:parent-style-name="Standardnípísmoodstavce" style:family="text">
      <style:text-properties style:font-name-complex="Calibri"/>
    </style:style>
    <style:style style:name="T133" style:parent-style-name="Standardnípísmoodstavce" style:family="text">
      <style:text-properties style:font-name-complex="Calibri" fo:font-style="italic" style:font-style-asian="italic"/>
    </style:style>
    <style:style style:name="T134" style:parent-style-name="Standardnípísmoodstavce" style:family="text">
      <style:text-properties style:font-name-complex="Calibri"/>
    </style:style>
    <style:style style:name="T135" style:parent-style-name="Standardnípísmoodstavce" style:family="text">
      <style:text-properties style:font-name-complex="Calibri" fo:font-style="italic" style:font-style-asian="italic"/>
    </style:style>
    <style:style style:name="T136" style:parent-style-name="Standardnípísmoodstavce" style:family="text">
      <style:text-properties style:font-name-complex="Calibri"/>
    </style:style>
    <style:style style:name="T137" style:parent-style-name="Standardnípísmoodstavce" style:family="text">
      <style:text-properties style:font-name-complex="Calibri"/>
    </style:style>
    <style:style style:name="T138" style:parent-style-name="Standardnípísmoodstavce" style:family="text">
      <style:text-properties style:font-name-complex="Calibri" fo:font-style="italic" style:font-style-asian="italic"/>
    </style:style>
    <style:style style:name="T139" style:parent-style-name="Standardnípísmoodstavce" style:family="text">
      <style:text-properties style:font-name-complex="Calibri"/>
    </style:style>
    <style:style style:name="T140" style:parent-style-name="Standardnípísmoodstavce" style:family="text">
      <style:text-properties style:font-name-complex="Calibri" fo:font-style="italic" style:font-style-asian="italic"/>
    </style:style>
    <style:style style:name="T141" style:parent-style-name="Standardnípísmoodstavce" style:family="text">
      <style:text-properties style:font-name-complex="Calibri"/>
    </style:style>
    <style:style style:name="P142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143" style:parent-style-name="Normální" style:family="paragraph">
      <style:paragraph-properties fo:text-align="justify" fo:margin-top="0.1388in" fo:margin-bottom="0.1388in" fo:line-height="104%"/>
      <style:text-properties style:font-name-complex="Calibri"/>
    </style:style>
    <style:style style:name="P144" style:parent-style-name="Normální" style:family="paragraph">
      <style:text-properties style:font-name-complex="Calibri" fo:background-color="#FFFF00"/>
    </style:style>
    <style:style style:name="P145" style:parent-style-name="Normální" style:family="paragraph">
      <style:paragraph-properties fo:text-align="center" fo:margin-left="2.1659in">
        <style:tab-stops/>
      </style:paragraph-properties>
      <style:text-properties style:font-name-complex="Calibri"/>
    </style:style>
    <style:style style:name="P146" style:parent-style-name="Normální" style:family="paragraph">
      <style:paragraph-properties fo:text-align="center" fo:margin-left="2.1659in">
        <style:tab-stops/>
      </style:paragraph-properties>
    </style:style>
    <style:style style:name="T147" style:parent-style-name="Standardnípísmoodstavce" style:family="text"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0/2020<text:bookmark-end text:name="Text14"/></text:p>
            <text:p text:style-name="Normální">KVOP-28940/2020<text:bookmark-end text:name="Text2"/></text:p>
            <text:p text:style-name="Normální"><text:bookmark-start text:name="Text6"/>21. 07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V. K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p text:style-name="P17">Sdělení o poskytnutí informací</text:p>
      <text:p text:style-name="P18">Vážený pane K.,</text:p>
      <text:p text:style-name="P19">dne 13. července 2020<text:s/>byla do Kanceláře veřejného ochránce práv doručena Vaše žádost podle zákona č. 106/1999 Sb., o svobodném přístupu k informacím, ve znění pozdějších předpisů, kterou žádáte zaslání odpovědí na následující otázky:</text:p>
      <text:list text:style-name="LFO3_1" text:continue-numbering="true">
        <text:list-item>
          <text:p text:style-name="P20">Kolik podnětů v období mezi lety 2015 až 2019 (včetně) obdržel veřejný ochránce práv (dále jen „VOP“) ohledně diskriminace na základě zdravotního postižení v oblasti práce a zaměstnávání?</text:p>
        </text:list-item>
        <text:list-item>
          <text:p text:style-name="P21">Kolik podnětů podle bodu 1 této žádosti VOP odložil; na základě kolika podnětů podle bodu 1 této žádosti<text:s/>postupoval VOP podle § 17 zákona č. 349/1999 Sb., o VOP (dále jen „zákon o VOP“); na základě kolika podnětů podle bodu 1 této žádosti postupoval VOP podle § 18 odst. 1 zákona o VOP; na základě kolika podnětů podle bodu 1 této žádosti vypracoval VOP své závěrečné stanovisko a na základě kolika podnětů podle bodu 1 této žádosti postupoval VOP podle § 20 odst. 2 zákona o VOP?</text:p>
        </text:list-item>
        <text:list-item>
          <text:p text:style-name="P22">V kolika případech podle bodu 1 této žádosti zjistil VOP porušení zákazu diskriminace a jakou formu tato diskriminace měla ve smyslu § 2<text:s/>odst. 3, § 3 odst. 1 až odst. 2 a § 4 zákona č. 198/2009 Sb., antidiskriminační zákon (přímá diskriminace, nepřímá diskriminace, obtěžování, sexuální obtěžování, pronásledování, pokyn k diskriminaci, navádění k diskriminaci)?</text:p>
        </text:list-item>
        <text:list-item>
          <text:p text:style-name="P23">V kolika případech v období mezi lety 2015 až 2019 (včetně) postupoval VOP ve věcech diskriminace na základě zdravotního postižení v oblasti práce a zaměstnávání podle § 9 písm. d) zákona o VOP (z vlastní iniciativy)?</text:p>
        </text:list-item>
      </text:list>
      <text:p text:style-name="P24"><text:span text:style-name="T25">Ve smyslu zákona o svobodném přístupu k informacím, se<text:s/></text:span><text:span text:style-name="T26">poskytují ty</text:span><text:span text:style-name="T27">to informace</text:span><text:span text:style-name="T28">:</text:span></text:p>
      <text:p text:style-name="P29">K bodu 1</text:p>
      <text:p text:style-name="P30"><text:span text:style-name="T31">V období 1. ledna 2015 až 31. prosince 2019 obdržela Kancelář veřejného ochránce práv<text:s/></text:span><text:span text:style-name="T32">96 podnětů</text:span><text:span text:style-name="T33">, kde osoba namítala diskriminaci z důvodu zdravotního postižení v oblasti práce a zaměstnávání.</text:span></text:p>
      <text:p text:style-name="P34"/>
      <text:soft-page-break/>
      <text:p text:style-name="P35">K bodu 2</text:p>
      <text:p text:style-name="P36">Z uvedených 96 podnětů veřejný<text:s/>ochránce práv:<text:s/></text:p>
      <text:list text:style-name="LFO4" text:continue-numbering="true">
        <text:list-item>
          <text:p text:style-name="P37"><text:span text:style-name="T38">76 podnětů</text:span><text:span text:style-name="T39"><text:s/>odložil,<text:s/></text:span></text:p>
        </text:list-item>
        <text:list-item>
          <text:p text:style-name="P40"><text:span text:style-name="T41">v případě<text:s/></text:span><text:span text:style-name="T42">13 podnětů</text:span><text:span text:style-name="T43"><text:s/>posoudil námitku diskriminace ve smyslu ustanovení § 21b písm. a) zákona o veřejném ochránci práv, z toho ve třech případech diskriminaci zjistil, v pěti nezjistil a v dalších pěti případech uzavře</text:span><text:span text:style-name="T44">l, že diskriminaci nelze prokázat,<text:s/></text:span></text:p>
        </text:list-item>
        <text:list-item>
          <text:p text:style-name="P45"><text:span text:style-name="T46">jeden podnět</text:span><text:span text:style-name="T47"><text:s/>vyřídil způsobem „zvláštní oprávnění“, tj. dle ustanovení § 22 odst. 1 zákona o veřejném ochránci práv učinil navazující doporučení k vydání, změně či zrušení právního či vnitřního předpisu,<text:s/></text:span></text:p>
        </text:list-item>
        <text:list-item>
          <text:p text:style-name="P48"><text:span text:style-name="T49">ve<text:s/></text:span><text:span text:style-name="T50">čtyřech příp</text:span><text:span text:style-name="T51">adech</text:span><text:span text:style-name="T52"><text:s/>vzal na vědomí skutečnost, že podatel svůj podnět vzal zpět,</text:span></text:p>
        </text:list-item>
        <text:list-item>
          <text:p text:style-name="P53"><text:span text:style-name="T54">dva podněty</text:span><text:span text:style-name="T55"><text:s/>vyřídil jiným způsobem.</text:span></text:p>
        </text:list-item>
      </text:list>
      <text:p text:style-name="P56">Veřejný ochránce práv ze zákona posuzuje námitky diskriminace, jíž se měl dopustit úřad (v oblasti práce a zaměstnávání typicky služební úřad) nebo soukromá osoba (v oblasti práce a zaměstnávání především soukromý zaměstnavatel). K námitce diskriminace, jíž se měla dopustit soukromá osoba, rovněž může přistoupit námitka souvisejícího pochybení úřadu (např. stěžovatel namítá diskriminaci ze strany zaměstnavatele a zároveň rozporuje postup příslušného oblastního inspektorátu práce, jemuž svou věc dříve předložil). Pouze tehdy, jde-li o stížnost na porušení právních předpisů či jiné pochybení ze strany úřadu ve smyslu ustanovení § 1 odst. 2 zákona o veřejném ochránci práv, volí ochránce postup dle ustanovení § 14 až 20 tohoto zákona. Má-li se zabývat toliko námitkou diskriminace ze strany soukromé osoby, postupuje podle ustanovení § 21b zákona o veřejném ochránci práv, tedy v dané věci nezahajuje šetření, nevydává zprávy o šetření, závěrečná stanoviska a neudílí sankce.</text:p>
      <text:p text:style-name="P57"><text:span text:style-name="T58">V návaznosti na<text:s/></text:span><text:span text:style-name="T59">šest</text:span><text:span text:style-name="T60"><text:s/>z uvedených 96 podnětů, kde osoba namítala diskriminaci z důvodu zdravotního postižení v oblasti práce a zaměstnávání, zahájil veřejný ochránce práv šetření dle ustanovení §<text:s/></text:span><text:span text:style-name="T61">14 zákona o veřejném ochránci práv pro podezření na pochybení úřadu. Na základě provedeného šetření následně: <text:s/></text:span></text:p>
      <text:list text:style-name="LFO5" text:continue-numbering="true">
        <text:list-item>
          <text:p text:style-name="P62"><text:span text:style-name="T63">ve<text:s/></text:span><text:span text:style-name="T64">třech případech</text:span><text:span text:style-name="T65"><text:s/>nezjistil porušení právních předpisů ani jiná pochybení dle ustanovení § 17 zákona o veřejném ochránci práv a<text:s/></text:span></text:p>
        </text:list-item>
        <text:list-item>
          <text:p text:style-name="P66"><text:span text:style-name="T67">ve<text:s/></text:span><text:span text:style-name="T68">třech<text:s/></text:span><text:span text:style-name="T69">případech</text:span><text:span text:style-name="T70"><text:s/>zjistil porušení právních předpisů či jiná pochybení, načež vyzval úřad k nápravě dle § 18 odst. 1 zákona o veřejném ochránci práv. Z toho:<text:s/></text:span></text:p>
        </text:list-item>
        <text:list-item>
          <text:p text:style-name="P71"><text:span text:style-name="T72">ve<text:s/></text:span><text:span text:style-name="T73">dvou případech</text:span><text:span text:style-name="T74"><text:s/>úřad přijal opatření k nápravě, jež veřejný ochránce práv shledal dostatečnými<text:s/></text:span><text:span text:style-name="T75">(ochránce tak šetření ve věci ukončil dle ustanovení § 18 odst. 2 věty první zákona o veřejném ochránci práv),<text:s/></text:span></text:p>
        </text:list-item>
        <text:list-item>
          <text:p text:style-name="P76"><text:span text:style-name="T77">v </text:span><text:span text:style-name="T78">jednom z případů</text:span><text:span text:style-name="T79"><text:s/>úřad zjištěné pochybení nenapravil a veřejný ochránce práv vydal závěrečné stanovisko dle ustanovení § 18 odst. 2 věty druhé<text:s/></text:span><text:span text:style-name="T80">zákona o veřejném ochránci práv (úřad následně návrhům obsaženým ve stanovisku vyhověl a ochránce věc ukončil bez nutnosti přistoupit k sankci).<text:s/></text:span></text:p>
        </text:list-item>
      </text:list>
      <text:p text:style-name="P81"><text:span text:style-name="T82">V </text:span><text:span text:style-name="T83">žádném z uvedených případů</text:span><text:span text:style-name="T84"><text:s/>veřejný ochránce práv úřadu neuložil sankci ve smyslu ustanovení § 20 odst. 2 pís</text:span><text:span text:style-name="T85">m. a) a b) zákona o veřejném ochránci práv.<text:s/></text:span></text:p>
      <text:p text:style-name="P86">K bodu 3</text:p>
      <text:soft-page-break/>
      <text:p text:style-name="P87"><text:span text:style-name="T88">Jak jsem již výše uvedl, v návaznosti na<text:s/></text:span><text:span text:style-name="T89">tři podněty</text:span><text:span text:style-name="T90"><text:s/>z výše uvedených 96 podnětů, kde osoba namítala diskriminaci z důvodu zdravotního postižení v oblasti práce a zaměstnávání, veřejný ochránce práv zji</text:span><text:span text:style-name="T91">stil porušení zákazu diskriminace. Z toho se jednalo:<text:s/></text:span></text:p>
      <text:list text:style-name="LFO6" text:continue-numbering="true">
        <text:list-item>
          <text:p text:style-name="P92"><text:span text:style-name="T93">ve všech<text:s/></text:span><text:span text:style-name="T94">třech případech</text:span><text:span text:style-name="T95"><text:s/>o přímou diskriminaci dle ustanovení § 2 odst. 3 antidiskriminačního zákona a<text:s/></text:span></text:p>
        </text:list-item>
        <text:list-item>
          <text:p text:style-name="P96"><text:span text:style-name="T97">v </text:span><text:span text:style-name="T98">jednom z případů</text:span><text:span text:style-name="T99"><text:s/>zároveň o nepřímou diskriminaci z důvodu zdravotního postižení ve smyslu ustan</text:span><text:span text:style-name="T100">ovení § 3 odst. 2 antidiskriminačního zákona,<text:s/></text:span></text:p>
        </text:list-item>
        <text:list-item>
          <text:p text:style-name="P101"><text:span text:style-name="T102">v </text:span><text:span text:style-name="T103">jednom z případů</text:span><text:span text:style-name="T104"><text:s/>zároveň o obtěžování dle ustanovení § 4 odst. 1 antidiskriminačního zákona.</text:span></text:p>
        </text:list-item>
      </text:list>
      <text:p text:style-name="P105">K bodu 4</text:p>
      <text:p text:style-name="P106"><text:span text:style-name="T107">V uvedeném období veřejný ochránce práv<text:s/></text:span><text:span text:style-name="T108">z vlastní iniciativy</text:span><text:span text:style-name="T109"><text:s/>neposuzoval ve smyslu ustanovení § 9 písm. d</text:span><text:span text:style-name="T110">) a § 21 zákona o veřejném ochránci práv<text:s/></text:span><text:span text:style-name="T111">žádnou praxi úřadu, jež by se jevila být diskriminační z důvodu zdravotního postižení v oblasti práce a zaměstnání.</text:span><text:span text:style-name="T112"><text:s/></text:span></text:p>
      <text:p text:style-name="P113">Dle ustanovení § 21b zákona o veřejném ochránci práv ochránce v uvedeném období z vlastní iniciativy učinil následující:</text:p>
      <text:list text:style-name="LFO7" text:continue-numbering="true">
        <text:list-item>
          <text:p text:style-name="P114"><text:span text:style-name="T115">vypracoval a zveřejnil výzkumnou zprávu „</text:span><text:span text:style-name="T116">Slaďování pracovního, osobního a rodinného života na ministerstvech ČR</text:span><text:span text:style-name="T117">“,<text:s/></text:span></text:p>
        </text:list-item>
        <text:list-item>
          <text:p text:style-name="P118">využil zvláštního oprávnění dle ustanovení § 64 odst. 2 písm. f) zákona o Ústavním soudu (návrh na zrušení tehdejšího<text:s/>ustanovení § 4 nařízení vlády č. 567/2006 Sb., jež zakotvovalo nižší sazbu minimální mzdy a nejnižší úrovně zaručené mzdy při omezeném pracovním uplatnění zaměstnance),<text:s/></text:p>
        </text:list-item>
        <text:list-item>
          <text:p text:style-name="P119">ve dvou případech využil zvláštního oprávnění dle ustanovení § 22 odst. 1 zákona o veřejném ochránci práv<text:s/></text:p>
        </text:list-item>
        <text:list-item>
          <text:p text:style-name="P120">doporučil vládě doplnění diskriminačních důvodů věk a zdravotní postižení do zákona č. 361/2003 Sb., a zákona č. 221/1999 Sb.),</text:p>
        </text:list-item>
        <text:list-item>
          <text:p text:style-name="P121">doporučil vládě přijetí zákona, jenž by upravil některá práva lidí s postižením, již využívají doprovodu<text:s/>psa se speciálním výcvikem,</text:p>
        </text:list-item>
        <text:list-item>
          <text:p text:style-name="P122">uspořádal několik tematických workshopů, přednášek, seminářů či setkání pro oblastní inspektoráty práce, zaměstnavatelské svazy a pro spolky zabývající se podporou práv lidí s postižením.<text:s/></text:p>
        </text:list-item>
      </text:list>
      <text:p text:style-name="P123"><text:span text:style-name="T124">Veřejný ochránce práv přispívá k prosaz</text:span><text:span text:style-name="T125">ování práva na rovné zacházení lidí s postižením dlouhodobě a systémově. Některé další výsledky vlastní činnosti ochránce, jež jsou ve větší míře obecné, nicméně se mohou dotýkat i diskriminace lidí s postižením v oblasti práce a zaměstnávání, lze nalézt n</text:span><text:span text:style-name="T126">a internetových stránkách ochránce v rubrice<text:s/></text:span><text:span text:style-name="T127">Diskriminace – Doporučení</text:span><text:span text:style-name="T128">,<text:s/></text:span><text:span text:style-name="T129">Diskriminace – Výzkum</text:span><text:span text:style-name="T130">, případně<text:s/></text:span><text:span text:style-name="T131">Diskriminace – Naše publikace</text:span><text:span text:style-name="T132">. Databázi klíčových výstupů činnosti veřejného ochránce práv představuje tzv.<text:s/></text:span><text:span text:style-name="T133">ESO (Evidence stanovisek ombudsmana)</text:span><text:span text:style-name="T134">.<text:s/></text:span><text:span text:style-name="T135">ESO</text:span><text:span text:style-name="T136"><text:s/>um</text:span><text:span text:style-name="T137">ožňuje vyhledávat dle oblasti práva (vč. oblasti<text:s/></text:span><text:span text:style-name="T138">220 Diskriminace – práce a zaměstnávání</text:span><text:span text:style-name="T139">), výsledku šetření, dle tzv. hesla (vč. hesla „</text:span><text:span text:style-name="T140">diskriminační důvod – zdravotní postižení</text:span><text:span text:style-name="T141">“), případně i dle data podání.<text:s/></text:span></text:p>
      <text:p text:style-name="P142">S pozdravem</text:p>
      <text:p text:style-name="P143"/>
      <text:p text:style-name="P144"/>
      <text:p text:style-name="P145">JUDr. Pavel Pořízek, Ph.D., v.<text:s/>r.</text:p>
      <text:p text:style-name="P146"><text:span text:style-name="T147">vedoucí Kanceláře veřejného ochránce práv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3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4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4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5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5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5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5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5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5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5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5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6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6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6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6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6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6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6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6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WW_CharLFO7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7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7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7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7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7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7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7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LGHN*</text:span></text:p>
        <text:p text:style-name="P12"><text:span text:style-name="T13">KVOPX00ALGHN</text:span>KVOPX00ALGHN</text:p>
        <text:p text:style-name="P14"/>
      </style:header>
      <style:footer>
        <text:p text:style-name="kontakt">Kancelář veřejného ochránce práv, Údolní 39,<text:s/>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7-27T10:04:00Z</meta:creation-date>
    <dc:date>2020-07-27T10:10:00Z</dc:date>
    <meta:print-date>2020-07-21T11:57:00Z</meta:print-date>
    <meta:template xlink:href="KVOP_dopis%20vedoucího" xlink:type="simple"/>
    <meta:editing-cycles>4</meta:editing-cycles>
    <meta:editing-duration>PT300S</meta:editing-duration>
    <meta:user-defined meta:name="ContentTypeId">0x010100D3A71DC738674B4893D02C4CA0E22FAC</meta:user-defined>
    <meta:document-statistic meta:page-count="4" meta:paragraph-count="15" meta:word-count="1105" meta:character-count="7614" meta:row-count="54" meta:non-whitespace-character-count="6524"/>
  </office:meta>
</office:document-meta>
</file>